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167d8" officeooo:paragraph-rsid="001167d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e7767" officeooo:paragraph-rsid="000e7767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e7767" officeooo:paragraph-rsid="000e776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e7767" officeooo:paragraph-rsid="000e7767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167d8" officeooo:paragraph-rsid="001167d8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30b1c" officeooo:paragraph-rsid="00130b1c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4660f" officeooo:paragraph-rsid="0014660f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30b1c" officeooo:paragraph-rsid="00130b1c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416ee" officeooo:paragraph-rsid="001416e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167d8" officeooo:paragraph-rsid="001974ab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30b1c" officeooo:paragraph-rsid="001974ab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4660f" officeooo:paragraph-rsid="001974ab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167d8" officeooo:paragraph-rsid="001974ab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5pt" fo:font-weight="bold" officeooo:rsid="001167d8" officeooo:paragraph-rsid="001167d8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5pt" fo:font-weight="normal" officeooo:rsid="001167d8" officeooo:paragraph-rsid="001974ab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5pt" fo:font-weight="normal" officeooo:rsid="00130b1c" officeooo:paragraph-rsid="00130b1c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5pt" fo:font-weight="normal" officeooo:rsid="00130b1c" officeooo:paragraph-rsid="001974ab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5pt" style:text-underline-style="solid" style:text-underline-width="auto" style:text-underline-color="font-color" fo:font-weight="normal" officeooo:rsid="00130b1c" officeooo:paragraph-rsid="00130b1c" style:font-size-asian="15pt" style:font-weight-asian="normal" style:font-size-complex="15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167d8" style:font-size-asian="18pt" style:font-size-complex="18pt"/>
    </style:style>
    <style:style style:name="T3" style:family="text">
      <style:text-properties fo:font-weight="normal" officeooo:rsid="00157d83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30b1c"/>
    </style:style>
    <style:style style:name="T6" style:family="text">
      <style:text-properties officeooo:rsid="001974ab"/>
    </style:style>
    <style:style style:name="T7" style:family="text">
      <style:text-properties fo:font-style="italic" officeooo:rsid="001974ab" style:font-style-asian="italic" style:font-style-complex="italic"/>
    </style:style>
    <style:style style:name="T8" style:family="text">
      <style:text-properties fo:font-style="italic" fo:font-weight="normal" officeooo:rsid="001974ab" style:font-style-asian="italic" style:font-weight-asian="normal" style:font-style-complex="italic" style:font-weight-complex="normal"/>
    </style:style>
    <style:style style:name="T9" style:family="text">
      <style:text-properties officeooo:rsid="001466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qOccIn Axe 1 :</text:p>
      <text:p text:style-name="P2"><text:span text:style-name="T1">Question</text:span><text:span text:style-name="T2">s</text:span> </text:p>
      <text:p text:style-name="P3"/>
      <text:p text:style-name="P9">Réponses à partir des tests effectuées sur le bovin, sauf si un autre organisme est précisé</text:p>
      <text:p text:style-name="P9"/>
      <text:p text:style-name="P9"/>
      <text:p text:style-name="P9"/>
      <text:p text:style-name="P14">Selon les critères définis précédemment, quel est l’apport de chaque techno sur la qualité finale ?</text:p>
      <text:p text:style-name="P1"/>
      <text:p text:style-name="P1"/>
      <text:p text:style-name="P14">Quel est l’impact de la profondeur de lecture ? Y a-t-il une profondeur de lecture optimale pour chaque technologie ?</text:p>
      <text:p text:style-name="P15"><text:span text:style-name="T4">ONT :</text:span> </text:p>
      <text:p text:style-name="P10"><text:span text:style-name="T7">CB :</text:span><text:span text:style-name="T6"> </text:span>Meilleurs résultats <text:span text:style-name="T5">d’assemblage </text:span>avec une couverture supérieure à 45X, si la couverture est plus faible le nombre de contigs de petites tailles augmente et le nombre de longs contigs diminue. Ceci rend les étapes suivantes (polishing + scaffolding) plus longues et <text:span text:style-name="T5">coûteuses.</text:span></text:p>
      <text:p text:style-name="P5"/>
      <text:p text:style-name="P18">Sequel CLR :</text:p>
      <text:p text:style-name="P16"><text:line-break/><text:span text:style-name="T4">Sequel HiFi :</text:span></text:p>
      <text:p text:style-name="P16"/>
      <text:p text:style-name="P17"><text:span text:style-name="T4">Chromium :</text:span> </text:p>
      <text:p text:style-name="P11"><text:span text:style-name="T7">CB : </text:span>Si assemblage avec données Chromium, 56X recommandé par le logiciel. Couverture inférieure = mauvais résultats, Couverture supérieure = temps de calculs superflus. </text:p>
      <text:p text:style-name="P6">Pour le polishing tests en cours avec moins de données.</text:p>
      <text:p text:style-name="P8"/>
      <text:p text:style-name="P18">Illumina 2X250pb PCR free :</text:p>
      <text:p text:style-name="P16"/>
      <text:p text:style-name="P18">Carte optique :</text:p>
      <text:p text:style-name="P16"/>
      <text:p text:style-name="P15"><text:span text:style-name="T4">Hi-C :</text:span> </text:p>
      <text:p text:style-name="P10"><text:span text:style-name="T7">CB : </text:span>Meilleurs résultats avec une couverture supérieure a 13X, une couverture entre <text:span text:style-name="T5">9</text:span>X et 13X donne des maps HiC interprétable mais beaucoup plus longues a retoucher. <text:span text:style-name="T5">Une couverture inférieure a 9X donne des résultats très dur a interpréter. Plus la couverture est élevée plus la sortie automatique est bonne (moins de retouche manuelle).</text:span></text:p>
      <text:p text:style-name="P5"/>
      <text:p text:style-name="P1"/>
      <text:p text:style-name="P14">Quel est l’impact de la longueur de lecture sur la qualité de l’assemblage ? Si oui quelle longueur pour quelle couverture ?</text:p>
      <text:p text:style-name="P12"><text:span text:style-name="T7">CB : </text:span>Filtre automatique du logiciel des lectures &lt;5kb. </text:p>
      <text:p text:style-name="P7">L’utilisation de lectures plus longues (filtre des lectures &lt;10kb) permet l’obtention de contigs plus longs avec un N50 plus élevé. L’idéal serait d’avoir environ 20X &gt;30kb et d’avoir une couverture totale avoisinant les 45X.</text:p>
      <text:p text:style-name="P7"><text:soft-page-break/>Dans le cas du maïs le grand nombre de répétition demande une plus grande quantité de très grande lectures pour pouvoir passer ces répétitions.</text:p>
      <text:p text:style-name="P1"/>
      <text:p text:style-name="P14">Les données Chromium présentent elles un intérêt qui nécessite de trouver une alternative à l’arrêt de cette techno ?</text:p>
      <text:p text:style-name="P10"><text:span text:style-name="T7">CB : </text:span><text:span text:style-name="T9">- Voir projet faible budget</text:span></text:p>
      <text:p text:style-name="P7">Intérêt dans la correction du scaffolding HiC (En Cours)</text:p>
      <text:p text:style-name="P1"/>
      <text:p text:style-name="P14">- Quelles technologie proposer pour des génomes complexes ?</text:p>
      <text:p text:style-name="P14"><text:tab/>Quelles combinaisons pour des génomes polyploides ?</text:p>
      <text:p text:style-name="P14"><text:tab/>Quelles combinaisons pour avoir les blocs haplotypiques ?</text:p>
      <text:p text:style-name="P14"><text:tab/>Ou Autres caractéristiques des génomes : ex micro chromosomes, riches en régions répétées…</text:p>
      <text:p text:style-name="P14"/>
      <text:p text:style-name="P14"/>
      <text:p text:style-name="P14">- Pour les projets qui ont un budget restreint quelles sont les technologies à proposer</text:p>
      <text:p text:style-name="P14"><text:tab/>La ou les technologies ; avec une profondeur et longueur de lecture minimale en fonction des caractéristiques connus du génome</text:p>
      <text:p text:style-name="P13"><text:span text:style-name="T8">CB : </text:span>- <text:span text:style-name="T3">Génome de bonne qualité avec un minimum de temps de calculs et d’expérience : données 10X Chromium + supernova (56X de couverture pour être optimal)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5:31:28.417346414</meta:creation-date>
    <dc:date>2020-03-10T17:26:20.521078897</dc:date>
    <meta:editing-duration>PT2H37M58S</meta:editing-duration>
    <meta:editing-cycles>7</meta:editing-cycles>
    <meta:generator>LibreOffice/6.0.7.3$Linux_X86_64 LibreOffice_project/00m0$Build-3</meta:generator>
    <meta:print-date>2020-03-10T14:04:58.527093192</meta:print-date>
    <meta:document-statistic meta:table-count="0" meta:image-count="0" meta:object-count="0" meta:page-count="2" meta:paragraph-count="30" meta:word-count="433" meta:character-count="2648" meta:non-whitespace-character-count="2234"/>
  </office:meta>
</office:document-meta>
</file>